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solid" draw:fill-color="#e6e6e6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99ccff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6633" draw:textarea-horizontal-align="justify" draw:textarea-vertical-align="middle" draw:auto-grow-height="false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33cc66" draw:textarea-horizontal-align="justify" draw:textarea-vertical-align="middle" draw:auto-grow-height="fals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ffff66" draw:textarea-horizontal-align="justify" draw:textarea-vertical-align="middle" draw:auto-grow-height="false" fo:padding-top="0.145cm" fo:padding-bottom="0.145cm" fo:padding-left="0.27cm" fo:padding-right="0.27cm"/>
    </style:style>
    <style:style style:name="gr10" style:family="graphic" style:parent-style-name="objectwithoutfill">
      <style:graphic-properties svg:stroke-width="0.04cm" draw:marker-start="Arrow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3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Open Sans'" style:font-family-generic="swiss" style:font-pitch="variable" fo:font-size="10pt" style:font-size-asian="10pt" style:font-size-complex="10pt"/>
    </style:style>
    <style:style style:name="T1" style:family="text">
      <style:text-properties fo:font-family="'Open Sans'" style:font-family-generic="swiss" style:font-pitch="variable" fo:font-size="17pt" style:font-size-asian="17pt" style:font-size-complex="17pt"/>
    </style:style>
    <style:style style:name="T2" style:family="text">
      <style:text-properties fo:font-family="'Open Sans'" style:font-family-generic="swiss" style:font-pitch="variable" fo:font-size="12pt" style:font-size-asian="12pt" style:font-size-complex="12pt"/>
    </style:style>
    <style:style style:name="T3" style:family="text">
      <style:text-properties fo:font-family="'Open Sans'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cm" svg:height="10.2cm" svg:x="1.5cm" svg:y="3cm">
          <text:p/>
          <draw:enhanced-geometry svg:viewBox="0 0 21600 21600" draw:path-stretchpoint-x="10800" draw:path-stretchpoint-y="10800" draw:text-areas="?f3 ?f4 ?f5 ?f6" draw:type="round-rectangle" draw:modifiers="2900.892069404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3cm" svg:height="1.9cm" svg:x="10.834cm" svg:y="12.427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3" draw:id="id3" draw:layer="layout" svg:width="2.9cm" svg:height="2.9cm" svg:x="2.1cm" svg:y="3.7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2.9cm" svg:height="2.9cm" svg:x="6.134cm" svg:y="15.627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2.9cm" svg:height="2.9cm" svg:x="9.734cm" svg:y="15.627cm"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4.456cm" svg:y1="16.204cm" svg:x2="6.134cm" svg:y2="17.077cm" draw:end-shape="id1" draw:end-glue-point="6" svg:d="m4456 16204c868 0 30 873 1678 873">
          <text:p/>
        </draw:connector>
        <draw:connector draw:style-name="gr6" draw:text-style-name="P1" draw:layer="layout" draw:type="curve" svg:x1="3.7cm" svg:y1="11.15cm" svg:x2="2.524cm" svg:y2="6.176cm" draw:start-shape="id2" draw:start-glue-point="6" draw:end-shape="id3" draw:end-glue-point="7" svg:d="m3700 11150c-784 0-1176-1658-1176-4974">
          <text:p/>
        </draw:connector>
        <draw:connector draw:style-name="gr6" draw:text-style-name="P1" draw:layer="layout" draw:type="curve" svg:x1="11.184cm" svg:y1="15.627cm" svg:x2="7.284cm" svg:y2="14.327cm" draw:start-shape="id4" draw:start-glue-point="4" draw:end-shape="id5" draw:end-glue-point="2" svg:d="m11184 15627c0-973-3900-324-3900-1300">
          <text:p/>
        </draw:connector>
        <draw:connector draw:style-name="gr6" draw:text-style-name="P1" draw:layer="layout" draw:type="curve" svg:x1="10.158cm" svg:y1="18.103cm" svg:x2="8.61cm" svg:y2="18.103cm" draw:start-shape="id4" draw:start-glue-point="7" draw:end-shape="id1" draw:end-glue-point="9" svg:d="m10158 18103c0 1419-1548 1419-1548 0">
          <text:p/>
        </draw:connector>
        <draw:connector draw:style-name="gr6" draw:text-style-name="P1" draw:layer="layout" draw:type="curve" svg:x1="8.61cm" svg:y1="16.051cm" svg:x2="10.158cm" svg:y2="16.051cm" draw:start-shape="id1" draw:start-glue-point="11" draw:end-shape="id4" draw:end-glue-point="5" svg:d="m8610 16051c0-1416 1548-1416 1548 0">
          <text:p/>
        </draw:connector>
        <draw:custom-shape draw:style-name="gr4" draw:text-style-name="P3" xml:id="id5" draw:id="id5" draw:layer="layout" svg:width="1.9cm" svg:height="1.9cm" svg:x="6.334cm" svg:y="12.427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xml:id="id9" draw:id="id9" draw:layer="layout" svg:width="2.9cm" svg:height="2.9cm" svg:x="22.3cm" svg:y="11.5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1.9cm" svg:height="1.9cm" svg:x="17.8cm" svg:y="15.2cm">
          <text:p text:style-name="P1"><text:span text:style-name="T2">arm</text:span></text:p>
          <text:p text:style-name="P1"><text:span text:style-name="T2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curve" svg:x1="8.234cm" svg:y1="13.377cm" svg:x2="8.994cm" svg:y2="13.346cm" draw:start-shape="id5" draw:start-glue-point="7" draw:end-shape="id6" draw:end-glue-point="5" svg:d="m8234 13377c571 0 192-31 760-31">
          <text:p/>
        </draw:connector>
        <draw:connector draw:style-name="gr6" draw:text-style-name="P1" draw:layer="layout" draw:type="curve" svg:x1="13.65cm" svg:y1="15.4cm" svg:x2="12.21cm" svg:y2="16.051cm" draw:start-shape="id7" draw:start-glue-point="8" draw:end-shape="id4" draw:end-glue-point="11" svg:d="m13650 15400c0 434-480 651-1440 651">
          <text:p/>
        </draw:connector>
        <draw:connector draw:style-name="gr6" draw:text-style-name="P1" draw:layer="layout" draw:type="curve" svg:x1="12.634cm" svg:y1="17.077cm" svg:x2="17.8cm" svg:y2="16.15cm" draw:start-shape="id4" draw:start-glue-point="10" draw:end-shape="id8" draw:end-glue-point="5" svg:d="m12634 17077c3876 0 1293-927 5166-927">
          <text:p/>
        </draw:connector>
        <draw:connector draw:style-name="gr6" draw:text-style-name="P1" draw:layer="layout" draw:type="curve" svg:x1="19.7cm" svg:y1="16.15cm" svg:x2="22.724cm" svg:y2="13.976cm" draw:start-shape="id8" draw:start-glue-point="7" draw:end-shape="id9" draw:end-glue-point="7" svg:d="m19700 16150c1951 0 440-2174 3024-2174">
          <text:p/>
        </draw:connector>
        <draw:custom-shape draw:style-name="gr3" draw:text-style-name="P2" xml:id="id7" draw:id="id7" draw:layer="layout" svg:width="2.9cm" svg:height="2.9cm" svg:x="12.2cm" svg:y="12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2.9cm" svg:height="2.9cm" svg:x="3.7cm" svg:y="9.7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10.9cm" svg:y1="8.65cm" svg:x2="12.1cm" svg:y2="10.05cm" draw:start-shape="id10" draw:start-glue-point="10" draw:end-shape="id11" draw:end-glue-point="6" svg:d="m10900 8650c901 0 302 1400 1200 1400">
          <text:p/>
        </draw:connector>
        <draw:connector draw:style-name="gr6" draw:text-style-name="P1" draw:layer="layout" draw:type="curve" svg:x1="15cm" svg:y1="10.05cm" svg:x2="15.1cm" svg:y2="13.95cm" draw:start-shape="id11" draw:start-glue-point="10" svg:d="m15000 10050c781 0 731 3900 100 3900">
          <text:p/>
        </draw:connector>
        <draw:connector draw:style-name="gr6" draw:text-style-name="P1" draw:layer="layout" draw:type="curve" svg:x1="10.894cm" svg:y1="13.346cm" svg:x2="12.2cm" svg:y2="13.95cm" draw:start-shape="id6" draw:start-glue-point="7" svg:d="m10894 13346c1371 0 718 604 1306 604">
          <text:p/>
        </draw:connector>
        <draw:custom-shape draw:style-name="gr3" draw:text-style-name="P2" xml:id="id11" draw:id="id11" draw:layer="layout" svg:width="2.9cm" svg:height="2.9cm" svg:x="12.1cm" svg:y="8.6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2.9cm" svg:height="2.9cm" svg:x="8cm" svg:y="7.2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2" draw:id="id12" draw:layer="layout" svg:width="2.9cm" svg:height="2.9cm" svg:x="15.3cm" svg:y="3.4cm">
          <text:p text:style-name="P1"><text:span text:style-name="T1">loiter /</text:span></text:p>
          <text:p text:style-name="P1"><text:span text:style-name="T1">simp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3" draw:id="id13" draw:layer="layout" svg:width="1.9cm" svg:height="1.9cm" svg:x="7cm" svg:y="4.2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curve" svg:x1="3.55cm" svg:y1="3.7cm" svg:x2="16.75cm" svg:y2="3.4cm" draw:start-shape="id3" draw:start-glue-point="4" draw:end-shape="id12" draw:end-glue-point="4" svg:d="m3550 3700c0-1230 13200-1080 13200-300">
          <text:p/>
        </draw:connector>
        <draw:connector draw:style-name="gr6" draw:text-style-name="P1" draw:layer="layout" draw:type="curve" svg:x1="15.724cm" svg:y1="3.824cm" svg:x2="7.95cm" svg:y2="4.2cm" draw:start-shape="id12" draw:start-glue-point="5" draw:end-shape="id13" draw:end-glue-point="4" svg:d="m15724 3824c0-1416-7774-1604-7774 376">
          <text:p/>
        </draw:connector>
        <draw:connector draw:style-name="gr6" draw:text-style-name="P1" draw:layer="layout" draw:type="curve" svg:x1="7cm" svg:y1="5.15cm" svg:x2="5cm" svg:y2="5.15cm" draw:start-shape="id13" draw:start-glue-point="5" draw:end-shape="id3" draw:end-glue-point="10" svg:d="m7000 5150h-2000">
          <text:p/>
        </draw:connector>
        <draw:connector draw:style-name="gr6" draw:text-style-name="P1" draw:layer="layout" draw:type="curve" svg:x1="7.95cm" svg:y1="6.1cm" svg:x2="9.45cm" svg:y2="7.2cm" draw:start-shape="id13" draw:start-glue-point="6" draw:end-shape="id10" draw:end-glue-point="4" svg:d="m7950 6100c0 826 1500 277 1500 1100">
          <text:p/>
        </draw:connector>
        <draw:custom-shape draw:style-name="gr5" draw:text-style-name="P3" xml:id="id14" draw:id="id14" draw:layer="layout" svg:width="1.9cm" svg:height="1.9cm" svg:x="19.3cm" svg:y="7.8cm">
          <text:p text:style-name="P1"><text:span text:style-name="T2">POS</text:span></text:p>
          <text:p text:style-name="P1"><text:span text:style-name="T2">loc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curve" svg:x1="13.65cm" svg:y1="12.5cm" svg:x2="6.6cm" svg:y2="11.15cm" draw:end-shape="id2" draw:end-glue-point="10" svg:d="m13650 12500c-4896 0-1371-1350-7050-1350">
          <text:p/>
        </draw:connector>
        <draw:connector draw:style-name="gr6" draw:text-style-name="P1" draw:layer="layout" draw:type="curve" svg:x1="19.3cm" svg:y1="8.75cm" svg:x2="8.9cm" svg:y2="5.15cm" draw:start-shape="id14" draw:start-glue-point="5" draw:end-shape="id13" svg:d="m19300 8750c-7798 0-2599-3600-10400-3600">
          <text:p/>
        </draw:connector>
        <draw:connector draw:style-name="gr6" draw:text-style-name="P1" draw:layer="layout" draw:type="curve" svg:x1="20.25cm" svg:y1="7.8cm" svg:x2="18.2cm" svg:y2="4.85cm" draw:start-shape="id14" draw:start-glue-point="4" draw:end-shape="id12" draw:end-glue-point="10" svg:d="m20250 7800c0-1967-683-2950-2050-2950">
          <text:p/>
        </draw:connector>
        <draw:connector draw:style-name="gr6" draw:text-style-name="P1" draw:layer="layout" draw:type="curve" svg:x1="22.724cm" svg:y1="11.924cm" svg:x2="20.25cm" svg:y2="9.7cm" draw:start-shape="id9" draw:start-glue-point="5" draw:end-shape="id14" draw:end-glue-point="6" svg:d="m22724 11924c0-1984-2474-873-2474-2224">
          <text:p/>
        </draw:connector>
        <draw:custom-shape draw:style-name="gr4" draw:text-style-name="P4" xml:id="id6" draw:id="id6" draw:layer="layout" svg:width="1.9cm" svg:height="1.9cm" svg:x="8.994cm" svg:y="12.396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curve" svg:x1="23.75cm" svg:y1="14.4cm" svg:x2="12.21cm" svg:y2="18.103cm" draw:start-shape="id9" draw:start-glue-point="8" draw:end-shape="id4" draw:end-glue-point="9" svg:d="m23750 14400c0 2469-3846 3703-11540 3703">
          <text:p/>
        </draw:connector>
        <draw:custom-shape draw:style-name="gr9" draw:text-style-name="P2" xml:id="id15" draw:id="id15" draw:layer="layout" svg:width="2.9cm" svg:height="2.9cm" svg:x="22.3cm" svg:y="7.3cm">
          <text:p text:style-name="P1"><text:span text:style-name="T1">seatbe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draw:type="curve" svg:x1="23.75cm" svg:y1="11.5cm" svg:x2="23.75cm" svg:y2="10.2cm" draw:start-shape="id9" draw:start-glue-point="4" draw:end-shape="id15" draw:end-glue-point="8" svg:d="m23750 11500v-1300">
          <text:p/>
        </draw:connector>
        <draw:connector draw:style-name="gr6" draw:text-style-name="P1" draw:layer="layout" draw:type="curve" svg:x1="22.3cm" svg:y1="8.75cm" svg:x2="21.2cm" svg:y2="8.75cm" draw:start-shape="id15" draw:start-glue-point="6" draw:end-shape="id14" svg:d="m22300 8750h-1100">
          <text:p/>
        </draw:connector>
        <draw:connector draw:style-name="gr6" draw:text-style-name="P1" draw:layer="layout" draw:type="curve" svg:x1="17.776cm" svg:y1="3.824cm" svg:x2="23.75cm" svg:y2="7.3cm" draw:start-shape="id12" draw:start-glue-point="11" draw:end-shape="id15" draw:end-glue-point="4" svg:d="m17776 3824c3983 0 5974 1158 5974 3476">
          <text:p/>
        </draw:connector>
        <draw:connector draw:style-name="gr10" draw:text-style-name="P1" draw:layer="layout" draw:type="curve" svg:x1="8.424cm" svg:y1="9.676cm" svg:x2="4.576cm" svg:y2="6.176cm" draw:start-shape="id10" draw:start-glue-point="7" draw:end-shape="id3" draw:end-glue-point="9" svg:d="m8424 9676c-2884 0-961-3500-3848-3500">
          <text:p/>
        </draw:connector>
        <draw:connector draw:style-name="gr6" draw:text-style-name="P1" draw:layer="layout" draw:type="curve" draw:line-skew="-0.914cm" svg:x1="3.55cm" svg:y1="3.7cm" svg:x2="24.776cm" svg:y2="7.724cm" draw:start-shape="id3" draw:start-glue-point="4" draw:end-shape="id15" draw:end-glue-point="11" svg:d="m3550 3700c0-2151 21226-4163 21226 4024">
          <text:p/>
        </draw:connector>
        <draw:connector draw:style-name="gr6" draw:text-style-name="P1" draw:layer="layout" draw:type="curve" svg:x1="15.724cm" svg:y1="5.876cm" svg:x2="22.3cm" svg:y2="12.95cm" draw:start-shape="id12" draw:start-glue-point="7" draw:end-shape="id9" draw:end-glue-point="6" svg:d="m15724 5876c0 4716 2192 7074 6576 7074">
          <text:p/>
        </draw:connector>
        <draw:connector draw:style-name="gr6" draw:text-style-name="P1" draw:layer="layout" draw:type="curve" svg:x1="15.3cm" svg:y1="4.85cm" svg:x2="13.55cm" svg:y2="8.6cm" draw:start-shape="id12" draw:start-glue-point="6" draw:end-shape="id11" draw:end-glue-point="4" svg:d="m15300 4850c-1167 0-1750 1250-1750 3750">
          <text:p/>
        </draw:connector>
        <draw:custom-shape draw:style-name="gr9" draw:text-style-name="P2" xml:id="id16" draw:id="id16" draw:layer="layout" svg:width="2.9cm" svg:height="2.9cm" svg:x="26.2cm" svg:y="11.6cm">
          <text:p text:style-name="P1"><text:span text:style-name="T1">desc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25.2cm" svg:y1="8.75cm" svg:x2="27.65cm" svg:y2="11.6cm" draw:start-shape="id15" draw:start-glue-point="10" draw:end-shape="id16" draw:end-glue-point="4" svg:d="m25200 8750c1634 0 2450 950 2450 2850">
          <text:p/>
        </draw:connector>
        <draw:frame draw:style-name="gr12" draw:layer="layout" svg:width="12.863cm" svg:height="0.962cm" svg:x="2.1cm" svg:y="1cm">
          <draw:text-box>
            <text:p>NAVIGATION STATE MACHINE COMPACT</text:p>
          </draw:text-box>
        </draw:frame>
      </draw:page>
      <draw:page draw:name="page2" draw:style-name="dp1" draw:master-page-name="Default">
        <draw:custom-shape draw:style-name="gr13" draw:text-style-name="P1" xml:id="id17" draw:id="id17" draw:layer="layout" svg:width="3.4cm" svg:height="3.4cm" svg:x="5.3cm" svg:y="6.686cm">
          <text:p text:style-name="P1">au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9" draw:id="id19" draw:layer="layout" svg:width="3.404cm" svg:height="3.404cm" svg:x="13.3cm" svg:y="6.686cm">
          <text:p text:style-name="P1">seatbe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8" draw:id="id18" draw:layer="layout" svg:width="3.404cm" svg:height="3.404cm" svg:x="21.296cm" svg:y="6.686cm">
          <text:p text:style-name="P1">manu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6.918cm" svg:x1="5.798cm" svg:y1="9.588cm" svg:x2="24.202cm" svg:y2="9.592cm" draw:start-shape="id17" draw:start-glue-point="7" draw:end-shape="id18" draw:end-glue-point="9" svg:d="m5798 9588c0 11883 18404 11881 18404 4">
          <text:p/>
        </draw:connector>
        <draw:connector draw:style-name="gr11" draw:text-style-name="P1" draw:layer="layout" draw:type="curve" svg:x1="16.704cm" svg:y1="8.388cm" svg:x2="21.296cm" svg:y2="8.388cm" draw:start-shape="id19" draw:start-glue-point="10" draw:end-shape="id18" draw:end-glue-point="6" svg:d="m16704 8388h4592">
          <text:p/>
        </draw:connector>
        <draw:connector draw:style-name="gr11" draw:text-style-name="P1" draw:layer="layout" draw:type="curve" svg:x1="15.002cm" svg:y1="6.686cm" svg:x2="13.6cm" svg:y2="5.874cm" draw:start-shape="id19" draw:start-glue-point="4" draw:end-shape="id20" draw:end-glue-point="7" svg:d="m15002 6686c0-542-467-812-1402-812">
          <text:p/>
        </draw:connector>
        <draw:custom-shape draw:style-name="gr4" draw:text-style-name="P4" xml:id="id21" draw:id="id21" draw:layer="layout" svg:width="2.5cm" svg:height="2.5cm" svg:x="8cm" svg:y="4.624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20" draw:id="id20" draw:layer="layout" svg:width="2.5cm" svg:height="2.5cm" svg:x="11.1cm" svg:y="4.624cm">
          <text:p text:style-name="P1"><text:span text:style-name="T3">POS</text:span></text:p>
          <text:p text:style-name="P1"><text:span text:style-name="T3">estima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draw:type="curve" svg:x1="11.1cm" svg:y1="5.874cm" svg:x2="10.5cm" svg:y2="5.874cm" draw:start-shape="id20" draw:start-glue-point="5" draw:end-shape="id21" draw:end-glue-point="7" svg:d="m11100 5874h-600">
          <text:p/>
        </draw:connector>
        <draw:connector draw:style-name="gr11" draw:text-style-name="P1" draw:layer="layout" draw:type="curve" svg:x1="8cm" svg:y1="5.874cm" svg:x2="7cm" svg:y2="6.686cm" draw:start-shape="id21" draw:start-glue-point="5" draw:end-shape="id17" draw:end-glue-point="4" svg:d="m8000 5874c-667 0-1000 270-1000 812">
          <text:p/>
        </draw:connector>
        <draw:custom-shape draw:style-name="gr4" draw:text-style-name="P4" xml:id="id22" draw:id="id22" draw:layer="layout" svg:width="2.5cm" svg:height="2.5cm" svg:x="18.1cm" svg:y="9.686cm">
          <text:p text:style-name="P1"><text:span text:style-name="T3">POS</text:span></text:p>
          <text:p text:style-name="P1"><text:span text:style-name="T3">estima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draw:type="curve" svg:x1="21.794cm" svg:y1="9.592cm" svg:x2="20.6cm" svg:y2="10.936cm" draw:start-shape="id18" draw:start-glue-point="7" draw:end-shape="id22" draw:end-glue-point="7" svg:d="m21794 9592c0 896-398 1344-1194 1344">
          <text:p/>
        </draw:connector>
        <draw:connector draw:style-name="gr11" draw:text-style-name="P1" draw:layer="layout" draw:type="curve" svg:x1="18.1cm" svg:y1="10.936cm" svg:x2="16.7cm" svg:y2="12.986cm" draw:start-shape="id22" draw:start-glue-point="5" draw:end-shape="id23" draw:end-glue-point="10" svg:d="m18100 10936c-1048 0-349 2050-1400 2050">
          <text:p/>
        </draw:connector>
        <draw:connector draw:style-name="gr11" draw:text-style-name="P1" draw:layer="layout" draw:type="curve" svg:x1="8.7cm" svg:y1="8.386cm" svg:x2="13.3cm" svg:y2="8.388cm" draw:start-shape="id17" draw:start-glue-point="10" draw:end-shape="id19" draw:end-glue-point="6" svg:d="m8700 8386c3451 0 1152 2 4600 2">
          <text:p/>
        </draw:connector>
        <draw:custom-shape draw:style-name="gr8" draw:text-style-name="P2" xml:id="id23" draw:id="id23" draw:layer="layout" svg:width="3.4cm" svg:height="3.4cm" svg:x="13.3cm" svg:y="11.286cm">
          <text:p text:style-name="P1"><text:span text:style-name="T1">simp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5" draw:id="id25" draw:layer="layout" svg:width="2.5cm" svg:height="2.5cm" svg:x="17.8cm" svg:y="4.686cm">
          <text:p text:style-name="P1"><text:span text:style-name="T3">Baro</text:span></text:p>
          <text:p text:style-name="P1"><text:span text:style-name="T3">OK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draw:type="curve" svg:x1="16.206cm" svg:y1="9.592cm" svg:x2="19.35cm" svg:y2="9.686cm" draw:start-shape="id19" draw:start-glue-point="9" draw:end-shape="id22" draw:end-glue-point="4" svg:d="m16206 9592c1780 0 1483-213 1824-385s1320-301 1320 479">
          <text:p/>
        </draw:connector>
        <draw:connector draw:style-name="gr11" draw:text-style-name="P1" draw:layer="layout" draw:type="curve" svg:x1="9.5cm" svg:y1="11.336cm" svg:x2="8.202cm" svg:y2="9.588cm" draw:start-shape="id24" draw:end-shape="id17" draw:end-glue-point="9" svg:d="m9500 11336c-866 0-1298-582-1298-1748">
          <text:p/>
        </draw:connector>
        <draw:connector draw:style-name="gr11" draw:text-style-name="P1" draw:layer="layout" draw:type="curve" svg:x1="13.3cm" svg:y1="12.986cm" svg:x2="12cm" svg:y2="11.336cm" draw:start-shape="id23" draw:start-glue-point="6" draw:end-shape="id24" draw:end-glue-point="7" svg:d="m13300 12986c-975 0-325-1650-1300-1650">
          <text:p/>
        </draw:connector>
        <draw:connector draw:style-name="gr11" draw:text-style-name="P1" draw:layer="layout" draw:type="curve" svg:x1="22.998cm" svg:y1="6.686cm" svg:x2="20.3cm" svg:y2="5.936cm" draw:start-shape="id18" draw:start-glue-point="4" draw:end-shape="id25" draw:end-glue-point="7" svg:d="m22998 6686c0-500-899-750-2698-750">
          <text:p/>
        </draw:connector>
        <draw:connector draw:style-name="gr11" draw:text-style-name="P1" draw:layer="layout" draw:type="curve" svg:x1="17.8cm" svg:y1="5.936cm" svg:x2="16.206cm" svg:y2="7.184cm" draw:start-shape="id25" draw:end-shape="id19" draw:end-glue-point="11" svg:d="m17800 5936c-835 0-39 1248-1594 1248">
          <text:p/>
        </draw:connector>
        <draw:custom-shape draw:style-name="gr4" draw:text-style-name="P4" xml:id="id24" draw:id="id24" draw:layer="layout" svg:width="2.5cm" svg:height="2.5cm" svg:x="9.5cm" svg:y="10.086cm">
          <text:p text:style-name="P1"><text:span text:style-name="T3">HOME</text:span></text:p>
          <text:p text:style-name="P1"><text:span text:style-name="T3">se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1" draw:text-style-name="P1" draw:layer="layout" draw:type="curve" svg:x1="16.202cm" svg:y1="14.188cm" svg:x2="22.998cm" svg:y2="10.09cm" draw:start-shape="id23" draw:start-glue-point="9" draw:end-shape="id18" draw:end-glue-point="8" svg:d="m16202 14188c4531 0 6796-1366 6796-4098">
          <text:p/>
        </draw:connector>
        <draw:frame draw:style-name="gr12" draw:layer="layout" svg:width="7.148cm" svg:height="0.962cm" svg:x="1.9cm" svg:y="1.7cm">
          <draw:text-box>
            <text:p>MAIN STATEMACHINE</text:p>
          </draw:text-box>
        </draw:frame>
      </draw:page>
      <draw:page draw:name="page3" draw:style-name="dp1" draw:master-page-name="Default">
        <draw:custom-shape draw:style-name="gr3" draw:text-style-name="P2" xml:id="id30" draw:id="id30" draw:layer="layout" svg:width="2.9cm" svg:height="2.9cm" svg:x="5.8cm" svg:y="3cm">
          <text:p text:style-name="P1"><text:span text:style-name="T1">mis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9" draw:id="id29" draw:layer="layout" svg:width="2.9cm" svg:height="2.9cm" svg:x="5.8cm" svg:y="14.7cm">
          <text:p text:style-name="P1"><text:span text:style-name="T1">auto</text:span></text:p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4" draw:id="id34" draw:layer="layout" svg:width="2.9cm" svg:height="2.9cm" svg:x="9.1cm" svg:y="7.4cm">
          <text:p text:style-name="P1"><text:span text:style-name="T1">takeo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7" draw:id="id27" draw:layer="layout" svg:width="2.9cm" svg:height="2.9cm" svg:x="2.4cm" svg:y="7.4cm">
          <text:p text:style-name="P1"><text:span text:style-name="T1">l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6" draw:id="id26" draw:layer="layout" svg:width="2.9cm" svg:height="2.9cm" svg:x="1.4cm" svg:y="3cm">
          <text:p text:style-name="P1"><text:span text:style-name="T1">RT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3" draw:id="id33" draw:layer="layout" svg:width="2.9cm" svg:height="2.9cm" svg:x="10.1cm" svg:y="3cm">
          <text:p text:style-name="P1"><text:span text:style-name="T1">lo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8" draw:id="id28" draw:layer="layout" svg:width="2.9cm" svg:height="2.9cm" svg:x="5.8cm" svg:y="10.5cm">
          <text:p text:style-name="P1"><text:span text:style-name="T1">auto</text:span></text:p>
          <text:p text:style-name="P1"><text:span text:style-name="T1">read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2.85cm" svg:y1="5.9cm" svg:x2="2.824cm" svg:y2="7.824cm" draw:start-shape="id26" draw:start-glue-point="8" draw:end-shape="id27" draw:end-glue-point="5" svg:d="m2850 5900c0 1126-26 165-26 1924">
          <text:p/>
        </draw:connector>
        <draw:connector draw:style-name="gr11" draw:text-style-name="P1" draw:layer="layout" draw:type="curve" svg:x1="3.85cm" svg:y1="10.3cm" svg:x2="5.8cm" svg:y2="11.95cm" draw:start-shape="id27" draw:start-glue-point="8" draw:end-shape="id28" draw:end-glue-point="6" svg:d="m3850 10300c0 1100 650 1650 1950 1650">
          <text:p/>
        </draw:connector>
        <draw:connector draw:style-name="gr16" draw:text-style-name="P1" draw:layer="layout" draw:type="curve" svg:x1="7.25cm" svg:y1="13.4cm" svg:x2="7.25cm" svg:y2="14.7cm" draw:start-shape="id28" draw:start-glue-point="8" draw:end-shape="id29" draw:end-glue-point="4" svg:d="m7250 13400v1300">
          <text:p/>
        </draw:connector>
        <draw:connector draw:style-name="gr11" draw:text-style-name="P1" draw:layer="layout" draw:type="curve" svg:x1="6.224cm" svg:y1="5.476cm" svg:x2="3.85cm" svg:y2="7.4cm" draw:start-shape="id30" draw:start-glue-point="7" draw:end-shape="id27" draw:end-glue-point="4" svg:d="m6224 5476c0 1762-2374 801-2374 1924">
          <text:p/>
        </draw:connector>
        <draw:custom-shape draw:style-name="gr9" draw:text-style-name="P2" xml:id="id38" draw:id="id38" draw:layer="layout" svg:width="2.9cm" svg:height="2.9cm" svg:x="14.3cm" svg:y="7.5cm">
          <text:p text:style-name="P1"><text:span text:style-name="T1">desc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2" draw:id="id32" draw:layer="layout" svg:width="2.9cm" svg:height="2.9cm" svg:x="17.4cm" svg:y="14.7cm">
          <text:p text:style-name="P1"><text:span text:style-name="T1">seatbelt</text:span></text:p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1" draw:id="id31" draw:layer="layout" svg:width="2.9cm" svg:height="2.9cm" svg:x="17.4cm" svg:y="3cm">
          <text:p text:style-name="P1"><text:span text:style-name="T1">seatbe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curve" svg:x1="18.85cm" svg:y1="5.9cm" svg:x2="18.85cm" svg:y2="14.7cm" draw:start-shape="id31" draw:start-glue-point="8" draw:end-shape="id32" draw:end-glue-point="4" svg:d="m18850 5900v8800">
          <text:p/>
        </draw:connector>
        <draw:custom-shape draw:style-name="gr7" draw:text-style-name="P2" xml:id="id35" draw:id="id35" draw:layer="layout" svg:width="2.9cm" svg:height="2.9cm" svg:x="24.9cm" svg:y="14.7cm">
          <text:p text:style-name="P1"><text:span text:style-name="T1">manual</text:span></text:p>
          <text:p text:style-name="P1"><text:span text:style-name="T1">stand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curve" svg:x1="10.1cm" svg:y1="4.45cm" svg:x2="8.7cm" svg:y2="4.45cm" draw:start-shape="id33" draw:start-glue-point="6" draw:end-shape="id30" draw:end-glue-point="10" svg:d="m10100 4450h-1400">
          <text:p/>
        </draw:connector>
        <draw:connector draw:style-name="gr17" draw:text-style-name="P1" draw:layer="layout" draw:type="curve" svg:x1="5.8cm" svg:y1="4.45cm" svg:x2="4.3cm" svg:y2="4.45cm" draw:start-shape="id30" draw:start-glue-point="6" draw:end-shape="id26" draw:end-glue-point="10" svg:d="m5800 4450h-1500">
          <text:p/>
        </draw:connector>
        <draw:connector draw:style-name="gr11" draw:text-style-name="P1" draw:layer="layout" draw:type="curve" svg:x1="9.524cm" svg:y1="7.824cm" svg:x2="8.276cm" svg:y2="5.476cm" draw:start-shape="id34" draw:start-glue-point="5" draw:end-shape="id30" draw:end-glue-point="9" svg:d="m9524 7824c0-1759-1248-586-1248-2348">
          <text:p/>
        </draw:connector>
        <draw:connector draw:style-name="gr11" draw:text-style-name="P1" draw:layer="layout" draw:type="curve" svg:x1="11.576cm" svg:y1="7.824cm" svg:x2="11.55cm" svg:y2="5.9cm" draw:start-shape="id34" draw:start-glue-point="11" draw:end-shape="id33" draw:end-glue-point="8" svg:d="m11576 7824c0-1759-26-798-26-1924">
          <text:p/>
        </draw:connector>
        <draw:custom-shape draw:style-name="gr7" draw:text-style-name="P2" xml:id="id36" draw:id="id36" draw:layer="layout" svg:width="2.9cm" svg:height="2.9cm" svg:x="24.9cm" svg:y="3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curve" svg:x1="26.35cm" svg:y1="14.7cm" svg:x2="26.35cm" svg:y2="5.9cm" draw:start-shape="id35" draw:start-glue-point="4" draw:end-shape="id36" draw:end-glue-point="8" svg:d="m26350 14700v-8800">
          <text:p/>
        </draw:connector>
        <draw:connector draw:style-name="gr16" draw:text-style-name="P1" draw:layer="layout" draw:type="curve" svg:x1="8.7cm" svg:y1="16.15cm" svg:x2="17.4cm" svg:y2="16.15cm" draw:start-shape="id29" draw:start-glue-point="10" draw:end-shape="id32" draw:end-glue-point="6" svg:d="m8700 16150h8700">
          <text:p/>
        </draw:connector>
        <draw:connector draw:style-name="gr16" draw:text-style-name="P1" draw:layer="layout" draw:type="curve" svg:x1="20.3cm" svg:y1="16.15cm" svg:x2="24.9cm" svg:y2="16.15cm" draw:start-shape="id32" draw:start-glue-point="10" draw:end-shape="id35" draw:end-glue-point="6" svg:d="m20300 16150h4600">
          <text:p/>
        </draw:connector>
        <draw:connector draw:style-name="gr16" draw:text-style-name="P1" draw:layer="layout" draw:type="curve" svg:x1="13cm" svg:y1="4.45cm" svg:x2="17.4cm" svg:y2="4.45cm" draw:start-shape="id33" draw:start-glue-point="10" draw:end-shape="id31" draw:end-glue-point="6" svg:d="m13000 4450h4400">
          <text:p/>
        </draw:connector>
        <draw:connector draw:style-name="gr16" draw:text-style-name="P1" draw:layer="layout" draw:type="curve" svg:x1="20.3cm" svg:y1="4.45cm" svg:x2="24.9cm" svg:y2="4.45cm" draw:start-shape="id31" draw:start-glue-point="10" draw:end-shape="id36" draw:end-glue-point="6" svg:d="m20300 4450h4600">
          <text:p/>
        </draw:connector>
        <draw:connector draw:style-name="gr18" draw:text-style-name="P1" draw:layer="layout" draw:type="curve" svg:x1="8.7cm" svg:y1="11.95cm" svg:x2="10.55cm" svg:y2="10.3cm" draw:start-shape="id28" draw:start-glue-point="10" draw:end-shape="id34" draw:end-glue-point="8" svg:d="m8700 11950c1234 0 1850-550 1850-1650">
          <text:p/>
        </draw:connector>
        <draw:connector draw:style-name="gr18" draw:text-style-name="P1" draw:layer="layout" draw:type="curve" svg:x1="9.1cm" svg:y1="8.85cm" svg:x2="5.3cm" svg:y2="8.85cm" draw:start-shape="id34" draw:start-glue-point="6" draw:end-shape="id27" draw:end-glue-point="10" svg:d="m9100 8850h-3800">
          <text:p/>
        </draw:connector>
        <draw:custom-shape draw:style-name="gr5" draw:text-style-name="P2" xml:id="id37" draw:id="id37" draw:layer="layout" svg:width="2.9cm" svg:height="2.9cm" svg:x="1.5cm" svg:y="17.1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2.95cm" svg:y1="17.1cm" svg:x2="5.8cm" svg:y2="16.15cm" draw:start-shape="id37" draw:start-glue-point="4" draw:end-shape="id29" svg:d="m2950 17100c0-634 950-950 2850-950">
          <text:p/>
        </draw:connector>
        <draw:connector draw:style-name="gr17" draw:text-style-name="P1" draw:layer="layout" draw:type="curve" svg:x1="4.4cm" svg:y1="18.55cm" svg:x2="18.85cm" svg:y2="17.6cm" draw:start-shape="id37" draw:start-glue-point="10" draw:end-shape="id32" draw:end-glue-point="8" svg:d="m4400 18550c9634 0 14450-316 14450-950">
          <text:p/>
        </draw:connector>
        <draw:connector draw:style-name="gr17" draw:text-style-name="P1" draw:layer="layout" draw:type="curve" svg:x1="3.976cm" svg:y1="19.576cm" svg:x2="26.35cm" svg:y2="17.6cm" draw:start-shape="id37" draw:start-glue-point="9" draw:end-shape="id35" draw:end-glue-point="8" svg:d="m3976 19576c14916 0 22374-658 22374-1976">
          <text:p/>
        </draw:connector>
        <draw:connector draw:style-name="gr11" draw:text-style-name="P1" draw:layer="layout" draw:type="curve" svg:x1="17.824cm" svg:y1="5.476cm" svg:x2="15.75cm" svg:y2="7.5cm" draw:start-shape="id31" draw:start-glue-point="7" draw:end-shape="id38" draw:end-glue-point="4" svg:d="m17824 5476c0 1837-2074 826-2074 2024">
          <text:p/>
        </draw:connector>
        <draw:connector draw:style-name="gr11" draw:text-style-name="P1" draw:layer="layout" draw:type="curve" svg:x1="15.75cm" svg:y1="10.4cm" svg:x2="17.824cm" svg:y2="15.124cm" draw:start-shape="id38" draw:start-glue-point="8" draw:end-shape="id32" draw:end-glue-point="5" svg:d="m15750 10400c0 3226 2074 865 2074 4724">
          <text:p/>
        </draw:connector>
        <draw:connector draw:style-name="gr16" draw:text-style-name="P1" draw:layer="layout" draw:type="curve" svg:x1="25.324cm" svg:y1="3.424cm" svg:x2="11.55cm" svg:y2="3cm" draw:start-shape="id36" draw:start-glue-point="5" draw:end-shape="id33" draw:end-glue-point="4" svg:d="m25324 3424c0-1416-13774-1204-13774-424">
          <text:p/>
        </draw:connector>
        <draw:connector draw:style-name="gr16" draw:text-style-name="P1" draw:layer="layout" draw:type="curve" svg:x1="25.324cm" svg:y1="5.476cm" svg:x2="16.776cm" svg:y2="7.924cm" draw:start-shape="id36" draw:start-glue-point="7" draw:end-shape="id38" draw:end-glue-point="11" svg:d="m25324 5476c-6409 0-2136 2448-8548 2448">
          <text:p/>
        </draw:connector>
        <draw:connector draw:style-name="gr16" draw:text-style-name="P1" draw:layer="layout" draw:type="curve" draw:line-skew="-1.114cm" svg:x1="2.85cm" svg:y1="3cm" svg:x2="27.376cm" svg:y2="3.424cm" draw:start-shape="id26" draw:start-glue-point="4" draw:end-shape="id36" draw:end-glue-point="11" svg:d="m2850 3000c0-2451 24526-2663 24526 424">
          <text:p/>
        </draw:connector>
        <draw:connector draw:style-name="gr11" draw:text-style-name="P1" draw:layer="layout" draw:type="curve" draw:line-skew="-0.314cm" svg:x1="18.85cm" svg:y1="3cm" svg:x2="3.876cm" svg:y2="3.424cm" draw:start-shape="id31" draw:start-glue-point="4" draw:end-shape="id26" draw:end-glue-point="11" svg:d="m18850 3000c0-1251-14974-1463-14974 424">
          <text:p/>
        </draw:connector>
        <draw:frame draw:style-name="gr12" draw:layer="layout" svg:width="12.559cm" svg:height="0.962cm" svg:x="1.141cm" svg:y="0.5cm">
          <draw:text-box>
            <text:p>NAVIGATION STATE MACHINE EXPLICIT</text:p>
          </draw:text-box>
        </draw:frame>
        <draw:custom-shape draw:style-name="gr8" draw:text-style-name="P2" draw:layer="layout" svg:width="2.9cm" svg:height="2.9cm" svg:x="21.1cm" svg:y="8.1cm">
          <text:p text:style-name="P1"><text:span text:style-name="T1">simp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9.43cm" svg:height="0.962cm" svg:x="19.87cm" svg:y="11.5cm">
          <draw:text-box>
            <text:p>XXX Simple mode missing he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1T09:36:19</meta:creation-date>
    <dc:date>2013-07-28T14:10:01</dc:date>
    <meta:editing-duration>PT13H40M48S</meta:editing-duration>
    <meta:editing-cycles>113</meta:editing-cycles>
    <meta:generator>LibreOffice/3.6$MacOSX_x86 LibreOffice_project/e29a214-2bbed72-0621de6-a97528c-8f066d</meta:generator>
    <meta:document-statistic meta:object-count="113"/>
  </office:meta>
</office:document-meta>
</file>